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fo:min-height="16.255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  <style:text-properties style:font-name="Liberation Mono"/>
    </style:style>
    <style:style style:name="P3" style:family="paragraph">
      <style:text-properties fo:font-size="32pt"/>
    </style:style>
    <style:style style:name="P4" style:family="paragraph">
      <loext:graphic-properties draw:fill-color="#ffffff"/>
      <style:text-properties fo:font-size="32pt"/>
    </style:style>
    <style:style style:name="P5" style:family="paragraph">
      <loext:graphic-properties draw:fill-color="#ffffff"/>
      <style:text-properties fo:font-size="20pt"/>
    </style:style>
    <style:style style:name="T1" style:family="text">
      <style:text-properties style:font-name="Liberation Mono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2" draw:text-style-name="P1" draw:layer="layout" svg:width="25.199cm" svg:height="16.255cm" svg:x="1.4cm" svg:y="0.837cm" presentation:class="subtitle">
          <draw:text-box>
            <text:p>OpenStack Authentication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draw:frame draw:style-name="gr2" draw:text-style-name="P2" draw:layer="layout" svg:width="19.933cm" svg:height="16.811cm" svg:x="1.8cm" svg:y="3cm">
          <draw:text-box>
            <text:p><text:span text:style-name="T1">from swifclient import client </text:span></text:p>
            <text:p><text:span text:style-name="T1"/></text:p>
            <text:p><text:span text:style-name="T1">client.Connection(user='user',</text:span></text:p>
            <text:p><text:span text:style-name="T1"><text:s text:c="18"/></text:span><text:span text:style-name="T1">key='key',</text:span></text:p>
            <text:p><text:span text:style-name="T1"><text:s text:c="18"/></text:span><text:span text:style-name="T1">auth_url='</text:span><text:span text:style-name="T1"><text:a xlink:href="http://whatever/v2.0" xlink:type="simple">http://whatever/v2.0</text:a></text:span><text:span text:style-name="T1">', </text:span></text:p>
            <text:p><text:span text:style-name="T1"><text:s text:c="18"/></text:span><text:span text:style-name="T1">tenant_name='project')</text:span></text:p>
            <text:p><text:span text:style-name="T1"/></text:p>
            <text:p><text:span text:style-name="T1">From keystoneclient.v3 import client </text:span></text:p>
            <text:p><text:span text:style-name="T1"/></text:p>
            <text:p><text:span text:style-name="T1">client.Client(auth_url='</text:span><text:span text:style-name="T1"><text:a xlink:href="http://whatever/v2.0" xlink:type="simple">http://whatever/v2.0</text:a></text:span><text:span text:style-name="T1">', </text:span></text:p>
            <text:p><text:span text:style-name="T1"><text:s text:c="14"/></text:span><text:span text:style-name="T1">username='user',</text:span></text:p>
            <text:p><text:span text:style-name="T1"><text:s text:c="14"/></text:span><text:span text:style-name="T1">password='key',</text:span></text:p>
            <text:p><text:span text:style-name="T1"><text:s text:c="14"/></text:span><text:span text:style-name="T1">project_name='project',</text:span></text:p>
            <text:p><text:span text:style-name="T1"><text:s text:c="14"/></text:span><text:span text:style-name="T1">user_domain_name='...', </text:span></text:p>
            <text:p><text:span text:style-name="T1"><text:s text:c="14"/></text:span><text:span text:style-name="T1">project_domain_name='..')</text:span></text:p>
            <text:p><text:span text:style-name="T1"/></text:p>
            <text:p><text:span text:style-name="T1">from glanceclient import client</text:span></text:p>
            <text:p><text:span text:style-name="T1"/></text:p>
            <text:p><text:span text:style-name="T1">client.Client(version='1', </text:span></text:p>
            <text:p><text:span text:style-name="T1"><text:s text:c="14"/></text:span><text:span text:style-name="T1">endpoint='</text:span><text:span text:style-name="T1"><text:a xlink:href="http://theglanceurl/" xlink:type="simple">http://theglanceurl</text:a></text:span><text:span text:style-name="T1">',</text:span></text:p>
            <text:p><text:span text:style-name="T1"><text:s text:c="14"/></text:span><text:span text:style-name="T1">token='abcde')</text:span></text:p>
            <text:p><text:span text:style-name="T1"/></text:p>
            <text:p><text:span text:style-name="T1"><text:s text:c="4"/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>
            <draw:text-box>
              <text:p>In password is called api_key</text:p>
            </draw:text-box>
          </draw:frame>
        </presentation:notes>
      </draw:page>
      <draw:page draw:name="page3" draw:style-name="dp1" draw:master-page-name="Default" presentation:presentation-page-layout-name="AL1T32">
        <draw:frame presentation:style-name="pr2" draw:text-style-name="P1" draw:layer="layout" svg:width="25.199cm" svg:height="16.255cm" svg:x="1.4cm" svg:y="0.837cm" presentation:class="subtitle">
          <draw:text-box>
            <text:p>STOP IT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2">
        <draw:frame draw:style-name="gr2" draw:text-style-name="P2" draw:layer="layout" svg:width="19.552cm" svg:height="13.931cm" svg:x="3.8cm" svg:y="2.6cm">
          <draw:text-box>
            <text:p><text:span text:style-name="T1">From keystoneclient import session</text:span></text:p>
            <text:p><text:span text:style-name="T1">from keystoneclient.auth.identity import v3</text:span></text:p>
            <text:p><text:span text:style-name="T1"/></text:p>
            <text:p><text:span text:style-name="T1">auth = v3.Password(auth_url='</text:span><text:span text:style-name="T1"><text:a xlink:href="http://whatever/v3" xlink:type="simple">http://whatever/v3</text:a></text:span><text:span text:style-name="T1">', </text:span></text:p>
            <text:p><text:span text:style-name="T1"><text:s text:c="19"/></text:span><text:span text:style-name="T1">username='user',</text:span></text:p>
            <text:p><text:span text:style-name="T1"><text:s text:c="19"/></text:span><text:span text:style-name="T1">password='pass',</text:span></text:p>
            <text:p><text:span text:style-name="T1"><text:s text:c="19"/></text:span><text:span text:style-name="T1">project_name='project',</text:span></text:p>
            <text:p><text:span text:style-name="T1"><text:s text:c="19"/></text:span><text:span text:style-name="T1">...)</text:span></text:p>
            <text:p><text:span text:style-name="T1"/></text:p>
            <text:p><text:span text:style-name="T1">sess = session.Session(cacerts='...)</text:span></text:p>
            <text:p><text:span text:style-name="T1"/></text:p>
            <text:p><text:span text:style-name="T1">from keystoneclient.v3 import client as ks_client </text:span></text:p>
            <text:p><text:span text:style-name="T1">from glanceclient.v2 import client as g_client</text:span></text:p>
            <text:p><text:span text:style-name="T1">from cinderclient.v2 import client as c_client</text:span></text:p>
            <text:p><text:span text:style-name="T1"/></text:p>
            <text:p><text:span text:style-name="T1">ks = ks_client.Client(session=sess)</text:span></text:p>
            <text:p><text:span text:style-name="T1">glance = g_client.Client(session=sess) </text:span></text:p>
            <text:p><text:span text:style-name="T1">Cinder = c_client.Client(session=sess)</text:span></text:p>
            <text:p><text:span text:style-name="T1"/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79cm" svg:x="1.4cm" svg:y="4.914cm" presentation:class="outline">
          <draw:text-box>
            <text:list text:style-name="L4">
              <text:list-item>
                <text:p>Token reuse</text:p>
              </text:list-item>
              <text:list-item>
                <text:p>Stops each client dealing with its own auth</text:p>
              </text:list-item>
              <text:list-item>
                <text:p>Consistent re-authentication </text:p>
              </text:list-item>
              <text:list-item>
                <text:p>Consistent format</text:p>
              </text:list-item>
              <text:list-item>
                <text:p>Loading mechanism for CLI and config fil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32">
        <draw:frame presentation:style-name="pr2" draw:text-style-name="P4" draw:layer="layout" svg:width="25.199cm" svg:height="16.255cm" svg:x="1.4cm" svg:y="0.837cm" presentation:class="subtitle">
          <draw:text-box>
            <text:p text:style-name="P3">STOP IT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amie Lennox</meta:initial-creator>
    <meta:creation-date>2015-07-31T16:53:19.361482297</meta:creation-date>
    <dc:date>2015-07-31T17:07:03.696820400</dc:date>
    <dc:creator>Jamie Lennox</dc:creator>
    <meta:editing-duration>PT13M41S</meta:editing-duration>
    <meta:editing-cycles>5</meta:editing-cycles>
    <meta:generator>LibreOffice/4.4.4.3$Linux_X86_64 LibreOffice_project/40$Build-3</meta:generator>
    <meta:document-statistic meta:object-count="41"/>
  </office:meta>
</office:document-meta>
</file>